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21"/>
      <text:p text:style-name="P21"/>
      <text:p text:style-name="P21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21"/>
      <text:p text:style-name="P21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21"/>
      <text:p text:style-name="P21"/>
      <text:p text:style-name="P21">Dimecres<text:tab/>27/09/23</text:p>
      <text:p text:style-name="P21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21"/>
      <text:p text:style-name="P21">Dijous<text:tab/><text:tab/>28/09/23</text:p>
      <text:p text:style-name="P21"/>
      <text:p text:style-name="P15">Inventari taller 1 mecanitzat, cada alumne fa invetari del seu calaix.</text:p>
      <text:p text:style-name="P26"/>
      <text:p text:style-name="P13">Unitat1 – El puesto de trabajo</text:p>
      <text:p text:style-name="P13">Comentem <text:span text:style-name="T2">eines de subjecció: alicates.</text:span></text:p>
      <text:p text:style-name="P22"/>
      <text:p text:style-name="P22"/>
      <text:p text:style-name="P27">Dilluns<text:tab/><text:span text:style-name="T3">0</text:span>2/<text:span text:style-name="T3">10</text:span>/23</text:p>
      <text:p text:style-name="P23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0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24"/>
      <text:p text:style-name="P24">Di<text:span text:style-name="T4">marts</text:span><text:tab/><text:span text:style-name="T3">03</text:span>/<text:span text:style-name="T3">10</text:span>/23</text:p>
      <text:p text:style-name="P24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0">Baixem al taller, on faig demostració de com taladrar i comentem con fixar les peces per posar pany a les taquilles.</text:p>
      <text:p text:style-name="P20"/>
      <text:p text:style-name="P20"/>
      <text:p text:style-name="P25">Di<text:span text:style-name="T4">mecres</text:span><text:tab/><text:span text:style-name="T3">04</text:span>/<text:span text:style-name="T3">10</text:span>/23</text:p>
      <text:p text:style-name="P25"/>
      <text:p text:style-name="P20">Aviso que demà farem treball autònom a classe, consistint en respondre a preguntes relacionades amb la teoria que hem vist fins ara (eines i acotació).</text:p>
      <text:p text:style-name="P20"/>
      <text:p text:style-name="P20">Baixem al taller per continuar amb les peces per posar pany a les taquilles.</text:p>
      <text:p text:style-name="P20"/>
      <text:p text:style-name="P20"/>
      <text:p text:style-name="P25">D<text:span text:style-name="T5">ijous</text:span><text:tab/><text:span text:style-name="T3">05</text:span>/<text:span text:style-name="T3">10</text:span>/23</text:p>
      <text:p text:style-name="P25"/>
      <text:p text:style-name="P20">Treball autònom, consistint en respondre a preguntes relacionades amb la teoria que hem vist fins ara (eines i acotació).</text:p>
      <text:p text:style-name="P20"/>
      <text:p text:style-name="P28"/>
      <text:p text:style-name="P31">D<text:span text:style-name="T5">illuns</text:span><text:tab/><text:span text:style-name="T3">09</text:span>/<text:span text:style-name="T3">10</text:span>/23</text:p>
      <text:p text:style-name="P31"/>
      <text:p text:style-name="P29"><text:span text:style-name="T6">Explicació lectura peu de rei.</text:span></text:p>
      <text:p text:style-name="P29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30">Baixem al taller. Els alumnes que han acabat de fer les pletines per les taquilles començen amb el peu del pisa papers. 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9T17:06:57.208510419</dc:date>
    <meta:editing-duration>PT21M42S</meta:editing-duration>
    <meta:editing-cycles>18</meta:editing-cycles>
    <meta:document-statistic meta:table-count="0" meta:image-count="0" meta:object-count="0" meta:page-count="2" meta:paragraph-count="48" meta:word-count="336" meta:character-count="2239" meta:non-whitespace-character-count="1943"/>
  </office:meta>
</office:document-meta>
</file>